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adornments="Жирный" style:font-family-generic="swiss" style:font-pitch="variable"/>
    <style:font-face style:name="Arial Unicode MS" svg:font-family="'Arial Unicode M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irst_20_line_20_indent">
      <style:paragraph-properties fo:margin-left="0cm" fo:margin-right="0cm" fo:text-indent="0cm" style:auto-text-indent="false"/>
    </style:style>
    <style:style style:name="P2" style:family="paragraph" style:parent-style-name="Heading_20_2" style:master-page-name="HTML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Больной</text:h>
      <text:p text:style-name="First_20_line_20_indent">- Александр, Александр!.. Скорее, опять у него приступ!</text:p>
      <text:p text:style-name="First_20_line_20_indent">Женщина лет тридцати стояла у кровати больного. Лицо мальчика было бледным. Темные круги под глазами, бледные, сжатые губы, бисеринки пота на переносице, слеза в уголке глаза. Невыносимо видеть матери своего тяжелобольного сына.</text:p>
      <text:p text:style-name="First_20_line_20_indent">- Ну, успокойся, успокойся. Все в порядке. Видишь, я тут. Спи, набирайся сил, - женщина, почти воркуя, успокаивала сына. Она тяжело вздохнула и запела колыбельную. На миг прервавшись, она крепко притворила дверь, и запела дальше. Скоро складки на лбу мальчика разгладились, а губы разжались. Мать прикрыла сына одеялом и тихо вышла. Обменявшись взглядом с няней, она удалилась в свою комнату, то и дело поднося платок к глазам.</text:p>
      <text:p text:style-name="P1"/>
      <text:p text:style-name="First_20_line_20_indent">Перед глазами мальчика мелькали тени. Иногда вырисовывался силуэт няни, но тут же снова скрывался в тумане, и опять тени, тени... Стон. Бледное пятно...</text:p>
      <text:p text:style-name="First_20_line_20_indent">Что это – парусник? Скользящее по волнам судно подплывает ближе. Вырисовываются из дымки силуэты людей, пушек. Они кричат, зовут его. Вот и он, стоит на берегу. Нет ни назойливой духоты, тесной пижамы, запаха лекарств. Теперь он одет в свою любимую рубашку и брюки, а на шее – бинокль на ремне.</text:p>
      <text:p text:style-name="First_20_line_20_indent">Он смотрит в него, но ничего не видит. Только темнота. Исчезли парусник, море, берег. Снова проглядывается чье-то лицо. Эхом отзывается его имя. Его поднимают, несут куда-то. Странная комната. По стенам – кнопки, экраны. На одном из них – Земля. Она удаляется. Появляется приятное ощущение, будто по всему телу бегают мурашки. Плач матери... Снова растет Земля. Появляется тяжесть, сухость в горле, хочется чихать и кашлять. Но лучше удержаться. Руки. Поправляют подушку и одеяло. Однако.</text:p>
      <text:p text:style-name="First_20_line_20_indent">Вместо людей все время какие-то тени, морды, чудовища. Кажется, пришел доктор? Слышится его голос.</text:p>
      <text:p text:style-name="First_20_line_20_indent">"Покой и только покой. Состояние очень тяжелое. В наших аптеках этого лекарства нет... Да, лечить нельзя."</text:p>
      <text:p text:style-name="First_20_line_20_indent">Тяжесть в голове.</text:p>
      <text:p text:style-name="First_20_line_20_indent">Снова няня. Поет.</text:p>
      <text:p text:style-name="First_20_line_20_indent">"А трава та волшебная, кто съест ее, тот здоров будет. Листья ее зеленые, цветы ее желтые..."</text:p>
      <text:p text:style-name="First_20_line_20_indent">Вздох. Вот бы достать такой травы! Темнота. Мучительно болит затылок. Вроде полегчало. Наволочка мокрая. Отодвинуться бы.</text:p>
      <text:p text:style-name="First_20_line_20_indent">Голова еле двигается. Удалось приподняться. Сел! Как кружится голова! Встал. Шаг. Одна нога, другая. До чего же они непослушные! Пошатывает. Вот и дверь... Сил почти не осталось. Дорожка. Как пахнут цветы! Такой приятный ветерок, солнце.</text:p>
      <text:p text:style-name="First_20_line_20_indent">За кустами пруд. Туда! Здесь, у камня самое удобное место. Опять разболелась голова. Стрекозы, трава, цветы, солнце, небо – все опять сливается, только пятна. И снова темнота.</text:p>
      <text:p text:style-name="First_20_line_20_indent"> </text:p>
      <text:p text:style-name="First_20_line_20_indent">В комнату вошла няня. Увидев пустую кровать, она вскрикнула. И тут же прибежала мать.</text:p>
      <text:p text:style-name="First_20_line_20_indent">- Где Александр?.. Он же болен!</text:p>
      <text:p text:style-name="First_20_line_20_indent">Няня развела руками и заплакала. Старушка сильно переволновалась за своего любимца.</text:p>
      <text:p text:style-name="First_20_line_20_indent"><text:soft-page-break/>Тут же были организованы поиски. В доме мальчика не нашли. Кто-то вспомнил про пруд, и тут же все бросились туда. Мальчика они нашли лежащим без сознания у большого валуна. Его тут же отнесли в дом и вызвали доктора.</text:p>
      <text:p text:style-name="First_20_line_20_indent">Подходя к усадьбе, доктор задержался на миг у двери, а затем решительно вошел. С неохотой взглянув на больного, он удивленно присмотрелся. Пробормотав что-то на латыни, он встал, распахнул двери и окна. Как только порыв теплого ветерка коснулся мальчика, щеки его порозовели.</text:p>
      <text:p text:style-name="First_20_line_20_indent">Доктор выписал рецепт и отдал его матери. Та, не глядя на бумажку, спросила негромко: "Ну, как?"</text:p>
      <text:p text:style-name="First_20_line_20_indent">"Будет жить", - почему-то усмехаясь, произнес доктор. Он ушел. И только тогда женщина посмотрела на рецепт. На ее лице отразилось удивление, ведь на бумажке было лишь одно слово: "Гулять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adornments="Жирный" style:font-family-generic="swiss" style:font-pitch="variable"/>
    <style:font-face style:name="Arial Unicode MS" svg:font-family="'Arial Unicode M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align="justify" style:justify-single-word="false" fo:text-indent="0.499cm" style:auto-text-indent="false"/>
      <style:text-properties style:font-name="Arial Unicode MS" fo:font-family="'Arial Unicode MS'" style:font-style-name="Обычный" style:font-family-generic="swiss" style:font-pitch="variable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style:font-name="Arial Unicode MS1" fo:font-family="'Arial Unicode MS'" style:font-style-name="Жирный" style:font-family-generic="swiss" style:font-pitch="variable"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2:52:46.398000000</meta:creation-date>
    <dc:date>2019-05-30T12:54:36.035000000</dc:date>
    <meta:editing-duration>PT1M50S</meta:editing-duration>
    <meta:editing-cycles>1</meta:editing-cycles>
    <meta:document-statistic meta:table-count="0" meta:image-count="0" meta:object-count="0" meta:page-count="2" meta:paragraph-count="23" meta:word-count="534" meta:character-count="3490" meta:non-whitespace-character-count="2972"/>
    <meta:generator>LibreOffice/6.2.4.2$Windows_X86_64 LibreOffice_project/2412653d852ce75f65fbfa83fb7e7b669a126d64</meta:generator>
  </office:meta>
</office:document-meta>
</file>